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2cm" fo:margin-left="0.011cm" table:align="left"/>
    </style:style>
    <style:style style:name="Tabla1.A" style:family="table-column">
      <style:table-column-properties style:column-width="1.005cm"/>
    </style:style>
    <style:style style:name="Tabla1.B" style:family="table-column">
      <style:table-column-properties style:column-width="15.99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16.00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005cm"/>
    </style:style>
    <style:style style:name="Tabla3.B" style:family="table-column">
      <style:table-column-properties style:column-width="16.007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ce362" officeooo:paragraph-rsid="001ce362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ce362" officeooo:paragraph-rsid="001f00eb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ce362" officeooo:paragraph-rsid="001f0d6a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ce362" officeooo:paragraph-rsid="0021ae2a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ce362" officeooo:paragraph-rsid="00230047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e6675" officeooo:paragraph-rsid="001e6675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f00eb" officeooo:paragraph-rsid="001f00eb" style:font-name-asian="Noto Sans Mono CJK SC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f00eb" officeooo:paragraph-rsid="001f0d6a" style:font-name-asian="Noto Sans Mono CJK SC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f00eb" officeooo:paragraph-rsid="0021ae2a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f0d6a" officeooo:paragraph-rsid="001f0d6a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1ae2a" officeooo:paragraph-rsid="0021ae2a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1ae2a" officeooo:paragraph-rsid="00230047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30047" officeooo:paragraph-rsid="00230047" style:font-name-asian="Noto Sans Mono CJK SC" style:font-size-asian="10pt" style:font-name-complex="Liberation Mono" style:font-size-complex="10pt"/>
    </style:style>
    <style:style style:name="P15" style:family="paragraph" style:parent-style-name="Text_20_body">
      <style:text-properties officeooo:paragraph-rsid="001ce362"/>
    </style:style>
    <style:style style:name="T1" style:family="text">
      <style:text-properties officeooo:rsid="001ce362"/>
    </style:style>
    <style:style style:name="T2" style:family="text">
      <style:text-properties officeooo:rsid="001e6675"/>
    </style:style>
    <style:style style:name="T3" style:family="text">
      <style:text-properties officeooo:rsid="001f00eb"/>
    </style:style>
    <style:style style:name="T4" style:family="text">
      <style:text-properties officeooo:rsid="001f0d6a"/>
    </style:style>
    <style:style style:name="T5" style:family="text">
      <style:text-properties officeooo:rsid="002054de"/>
    </style:style>
    <style:style style:name="T6" style:family="text">
      <style:text-properties officeooo:rsid="0021ae2a"/>
    </style:style>
    <style:style style:name="T7" style:family="text">
      <style:text-properties officeooo:rsid="00230047"/>
    </style:style>
    <style:style style:name="T8" style:family="text">
      <style:text-properties fo:color="#c9211e" loext:opacity="100%" officeooo:rsid="00230047"/>
    </style:style>
    <style:style style:name="T9" style:family="text">
      <style:text-properties fo:color="#c9211e" loext:opacity="100%" fo:font-weight="bold" officeooo:rsid="00230047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HISTORIAS DE USUARIO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#01</text:p>
          </table:table-cell>
          <table:table-cell table:style-name="Tabla1.B1" office:value-type="string">
            <text:p text:style-name="P2">Como usuario </text:p>
            <text:p text:style-name="P2">quiero ver la ubicación de una batería</text:p>
            <text:p text:style-name="P2">para saber dónde se encuentra</text:p>
          </table:table-cell>
        </table:table-row>
        <table:table-row>
          <table:table-cell table:style-name="Tabla1.A2" office:value-type="string">
            <text:p text:style-name="P2">#02</text:p>
          </table:table-cell>
          <table:table-cell table:style-name="Tabla1.B2" office:value-type="string">
            <text:p text:style-name="P2">Como usuario </text:p>
            <text:p text:style-name="P2">quiero modificar los datos de la ubicación</text:p>
            <text:p text:style-name="P2">por si hay algún dato erróneo</text:p>
          </table:table-cell>
        </table:table-row>
        <table:table-row>
          <table:table-cell table:style-name="Tabla1.A2" office:value-type="string">
            <text:p text:style-name="P2">#03</text:p>
          </table:table-cell>
          <table:table-cell table:style-name="Tabla1.B2" office:value-type="string">
            <text:p text:style-name="P2">Como usuario</text:p>
            <text:p text:style-name="P2">quiero crear una ubicación</text:p>
            <text:p text:style-name="P7">por que quiero tener baterías en varios sitios diferentes</text:p>
          </table:table-cell>
        </table:table-row>
        <table:table-row>
          <table:table-cell table:style-name="Tabla1.A2" office:value-type="string">
            <text:p text:style-name="P2">#04</text:p>
          </table:table-cell>
          <table:table-cell table:style-name="Tabla1.B2" office:value-type="string">
            <text:p text:style-name="P2">Como usuario</text:p>
            <text:p text:style-name="P2">quiero <text:span text:style-name="T2">eliminar una ubicación</text:span></text:p>
            <text:p text:style-name="P7">porque no necesitaré una batería en ese sitio</text:p>
          </table:table-cell>
        </table:table-row>
        <table:table-row>
          <table:table-cell table:style-name="Tabla1.A2" office:value-type="string">
            <text:p text:style-name="P2">#05</text:p>
          </table:table-cell>
          <table:table-cell table:style-name="Tabla1.B2" office:value-type="string">
            <text:p text:style-name="P2">Como usuario</text:p>
            <text:p text:style-name="P2">quiero <text:span text:style-name="T2">ver todas las baterías que tengo</text:span></text:p>
            <text:p text:style-name="P7">para verlas todas de forma rápida</text:p>
          </table:table-cell>
        </table:table-row>
        <table:table-row>
          <table:table-cell table:style-name="Tabla1.A2" office:value-type="string">
            <text:p text:style-name="P2">#06</text:p>
          </table:table-cell>
          <table:table-cell table:style-name="Tabla1.B2" office:value-type="string">
            <text:p text:style-name="P2">Como usuario</text:p>
            <text:p text:style-name="P3">quiero <text:span text:style-name="T2">ver un histórico de los estados</text:span></text:p>
            <text:p text:style-name="P8">para poder ver la actividad de la batería</text:p>
          </table:table-cell>
        </table:table-row>
        <table:table-row>
          <table:table-cell table:style-name="Tabla1.A2" office:value-type="string">
            <text:p text:style-name="P2">#07</text:p>
          </table:table-cell>
          <table:table-cell table:style-name="Tabla1.B2" office:value-type="string">
            <text:p text:style-name="P2">Como usuario</text:p>
            <text:p text:style-name="P2">quiero <text:span text:style-name="T3">dar de alta una baterías</text:span></text:p>
            <text:p text:style-name="P8">porque necesito que el sistema gestione dicha batería.</text:p>
          </table:table-cell>
        </table:table-row>
        <table:table-row>
          <table:table-cell table:style-name="Tabla1.A2" office:value-type="string">
            <text:p text:style-name="P2">#08</text:p>
          </table:table-cell>
          <table:table-cell table:style-name="Tabla1.B2" office:value-type="string">
            <text:p text:style-name="P2">Como usuario</text:p>
            <text:p text:style-name="P2">quiero <text:span text:style-name="T3">eliminar una batería</text:span></text:p>
            <text:p text:style-name="P8">porque se ha estropeado y no funciona bien</text:p>
          </table:table-cell>
        </table:table-row>
        <table:table-row>
          <table:table-cell table:style-name="Tabla1.A2" office:value-type="string">
            <text:p text:style-name="P2">#09</text:p>
          </table:table-cell>
          <table:table-cell table:style-name="Tabla1.B2" office:value-type="string">
            <text:p text:style-name="P2">Como usuario</text:p>
            <text:p text:style-name="P2">quiero <text:span text:style-name="T3">editar los datos de una batería</text:span></text:p>
            <text:p text:style-name="P8">porque me equivoqué al introducir los datos</text:p>
          </table:table-cell>
        </table:table-row>
        <table:table-row>
          <table:table-cell table:style-name="Tabla1.A2" office:value-type="string">
            <text:p text:style-name="P12">#10</text:p>
          </table:table-cell>
          <table:table-cell table:style-name="Tabla1.B2" office:value-type="string">
            <text:p text:style-name="P5">Como usuario</text:p>
            <text:p text:style-name="P5">quiero <text:span text:style-name="T6">ver</text:span><text:span text:style-name="T3"> los datos de una batería</text:span></text:p>
            <text:p text:style-name="P10">porque <text:span text:style-name="T6">por ejemplo quiero ver los kw que hay almacenados en ella.</text:span></text:p>
          </table:table-cell>
        </table:table-row>
        <table:table-row>
          <table:table-cell table:style-name="Tabla1.A2" office:value-type="string">
            <text:p text:style-name="P2">#1<text:span text:style-name="T6">1</text:span></text:p>
          </table:table-cell>
          <table:table-cell table:style-name="Tabla1.B2" office:value-type="string">
            <text:p text:style-name="P6">Como usuario <text:s/><text:span text:style-name="T9">(SERIAN 3 CASOS DE USO?)</text:span></text:p>
            <text:p text:style-name="P2">quiero <text:span text:style-name="T4">ver el precio mayor y menor de todo el día junto a la tarifa actual</text:span></text:p>
            <text:p text:style-name="P11">porque quiero tomar decisiones con esa información </text:p>
          </table:table-cell>
        </table:table-row>
        <table:table-row>
          <table:table-cell table:style-name="Tabla1.A2" office:value-type="string">
            <text:p text:style-name="P2">#1<text:span text:style-name="T6">2</text:span></text:p>
          </table:table-cell>
          <table:table-cell table:style-name="Tabla1.B2" office:value-type="string">
            <text:p text:style-name="P4">Como usuario</text:p>
            <text:p text:style-name="P4">quiero <text:span text:style-name="T2">ver un histórico de </text:span><text:span text:style-name="T4">cuando carga la batería</text:span></text:p>
            <text:p text:style-name="P9">para poder ver <text:span text:style-name="T4">gráficamente </text:span><text:span text:style-name="T5">cuando se carga</text:span></text:p>
          </table:table-cell>
        </table:table-row>
        <table:table-row>
          <table:table-cell table:style-name="Tabla1.A2" office:value-type="string">
            <text:p text:style-name="P2">#1<text:span text:style-name="T6">3</text:span></text:p>
          </table:table-cell>
          <table:table-cell table:style-name="Tabla1.B2" office:value-type="string">
            <text:p text:style-name="P4">Como usuario</text:p>
            <text:p text:style-name="P4">quiero <text:span text:style-name="T2">ver un histórico de </text:span><text:span text:style-name="T4">cuando </text:span><text:span text:style-name="T5">suministra</text:span><text:span text:style-name="T4"> la batería</text:span></text:p>
            <text:p text:style-name="P9">para poder ver <text:span text:style-name="T4">gráficamente </text:span><text:span text:style-name="T5">cuando suministra energía</text:span></text:p>
          </table:table-cell>
        </table:table-row>
        <table:table-row>
          <table:table-cell table:style-name="Tabla1.A2" office:value-type="string">
            <text:p text:style-name="P2">#1<text:span text:style-name="T6">4</text:span></text:p>
          </table:table-cell>
          <table:table-cell table:style-name="Tabla1.B2" office:value-type="string">
            <text:p text:style-name="P4">Como usuario</text:p>
            <text:p text:style-name="P4">quiero <text:span text:style-name="T2">ver un histórico de </text:span><text:span text:style-name="T4">cuando carga </text:span><text:span text:style-name="T5">y suministra </text:span><text:span text:style-name="T4">la batería</text:span></text:p>
            <text:p text:style-name="P9">para poder ver <text:span text:style-name="T4">gráficamente </text:span><text:span text:style-name="T5">su evolución</text:span></text:p>
          </table:table-cell>
        </table:table-row>
        <table:table-row>
          <table:table-cell table:style-name="Tabla1.A2" office:value-type="string">
            <text:p text:style-name="P2">#1<text:span text:style-name="T6">5</text:span></text:p>
          </table:table-cell>
          <table:table-cell table:style-name="Tabla1.B2" office:value-type="string">
            <text:p text:style-name="P4">Como usuario</text:p>
            <text:p text:style-name="P4">quiero <text:span text:style-name="T2">ver un histórico de </text:span><text:span text:style-name="T4">cuan</text:span><text:span text:style-name="T5">to se ahorra</text:span></text:p>
            <text:p text:style-name="P9">para poder ver <text:span text:style-name="T4">gráficamente </text:span><text:span text:style-name="T5">cuanto dinero evitamos gastar</text:span></text:p>
          </table:table-cell>
        </table:table-row>
        <table:table-row>
          <table:table-cell table:style-name="Tabla1.A2" office:value-type="string">
            <text:p text:style-name="P12">#16</text:p>
            <text:p text:style-name="P12"/>
          </table:table-cell>
          <table:table-cell table:style-name="Tabla1.B2" office:value-type="string">
            <text:p text:style-name="P4">Como usuario</text:p>
            <text:p text:style-name="P4">quiero <text:span text:style-name="T6">poder registrarme en el sistema</text:span></text:p>
            <text:p text:style-name="P12">porque quiero tener privacidad en mi gestión</text:p>
          </table:table-cell>
        </table:table-row>
        <table:table-row>
          <table:table-cell table:style-name="Tabla1.A2" office:value-type="string">
            <text:p text:style-name="P12">#17</text:p>
          </table:table-cell>
          <table:table-cell table:style-name="Tabla1.B2" office:value-type="string">
            <text:p text:style-name="P5">Como usuario</text:p>
            <text:p text:style-name="P5">quiero <text:span text:style-name="T6">loguearme </text:span></text:p>
            <text:p text:style-name="P12">para entrar en mi cuenta</text:p>
          </table:table-cell>
        </table:table-row>
      </table:table>
      <text:p text:style-name="Preformatted_20_Text"/>
      <text:p text:style-name="Preformatted_20_Text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4">#18</text:p>
          </table:table-cell>
          <table:table-cell table:style-name="Tabla3.B1" office:value-type="string">
            <text:p text:style-name="P6">Como usuario</text:p>
            <text:p text:style-name="P6">quiero <text:span text:style-name="T7">ver todos mis datos personales</text:span></text:p>
            <text:p text:style-name="P13">para <text:span text:style-name="T7">saber que están correctos</text:span></text:p>
          </table:table-cell>
        </table:table-row>
        <table:table-row>
          <table:table-cell table:style-name="Tabla3.A2" office:value-type="string">
            <text:p text:style-name="P14">#19</text:p>
          </table:table-cell>
          <table:table-cell table:style-name="Tabla3.B2" office:value-type="string">
            <text:p text:style-name="P6">Como usuario</text:p>
            <text:p text:style-name="P6">quiero <text:span text:style-name="T7">editar mi cuenta</text:span></text:p>
            <text:p text:style-name="P13">para <text:span text:style-name="T7">modificar cualquier dato relativo al usuario</text:span></text:p>
          </table:table-cell>
        </table:table-row>
        <table:table-row>
          <table:table-cell table:style-name="Tabla3.A2" office:value-type="string">
            <text:p text:style-name="P14">#20</text:p>
          </table:table-cell>
          <table:table-cell table:style-name="Tabla3.B2" office:value-type="string">
            <text:p text:style-name="P1"><text:span text:style-name="T7">¿ELIMINAR CUENTA?</text:span> </text:p>
          </table:table-cell>
        </table:table-row>
        <table:table-row>
          <table:table-cell table:style-name="Tabla3.A2" office:value-type="string">
            <text:p text:style-name="P14">#21</text:p>
          </table:table-cell>
          <table:table-cell table:style-name="Tabla3.B2" office:value-type="string">
            <text:p text:style-name="P6">Como usuario</text:p>
            <text:p text:style-name="P6">quiero <text:span text:style-name="T7">modificar los ratios </text:span><text:span text:style-name="T9">(SERIAN 3 CASOS DE USO?)</text:span></text:p>
            <text:p text:style-name="P13">para <text:span text:style-name="T7">cambiar los requisitos.</text:span>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#</text:p>
          </table:table-cell>
          <table:table-cell table:style-name="Tabla2.B1" office:value-type="string">
            <text:p text:style-name="P12">Como programador</text:p>
            <text:p text:style-name="P12">quiero introducir en el sistema los precios (rangos horarios) de la tarifa de hoy</text:p>
            <text:p text:style-name="P12">por que los necesitamos para poder trabajar con ellos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1T05:06:16.125299450</dc:date>
    <meta:editing-duration>PT14M40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2" meta:paragraph-count="87" meta:word-count="377" meta:character-count="2172" meta:non-whitespace-character-count="1876"/>
  </office:meta>
</office:document-meta>
</file>